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4cm"/>
    </style:style>
    <style:style style:name="co2" style:family="table-column">
      <style:table-column-properties fo:break-before="auto" style:column-width="5.784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9.948cm"/>
    </style:style>
    <style:style style:name="co5" style:family="table-column">
      <style:table-column-properties fo:break-before="auto" style:column-width="7.514cm"/>
    </style:style>
    <style:style style:name="co6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add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c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z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l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i rb, ra, imm6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ADD. C &amp; Z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3</text:p>
          </table:table-cell>
          <table:table-cell office:value-type="string" calcext:value-type="string">
            <text:p>S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u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c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dz rc,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NAN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5 downto 3] -&gt; RFA3</text:p>
          </table:table-cell>
          <table:table-cell office:value-type="string" calcext:value-type="string">
            <text:p>S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hi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w ra, rb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Z flag is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3 -&gt; MemA, T1</text:p>
          </table:table-cell>
          <table:table-cell office:value-type="string" calcext:value-type="string">
            <text:p>S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 ra, rb, imm</text:p>
          </table:table-cell>
          <table:table-cell office:value-type="string" calcext:value-type="string">
            <text:p>111 -&gt; RFA1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3 -&gt; M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office:value-type="string" calcext:value-type="string">
            <text:p>S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m ra, imm</text:p>
          </table:table-cell>
          <table:table-cell table:style-name="Default" office:value-type="string" calcext:value-type="string">
            <text:p>111 -&gt; RFA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1 -&gt; MemA, T1</text:p>
          </table:table-cell>
          <table:table-cell table:style-name="Default" office:value-type="string" calcext:value-type="string">
            <text:p>S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emD -&gt; IR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1 -&gt; ALUA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+1 -&gt; ALUB</text:p>
          </table:table-cell>
          <table:table-cell table:style-name="Default" office:value-type="string" calcext:value-type="string">
            <text:p>S1</text:p>
          </table:table-cell>
          <table:table-cell table:style-name="Default"/>
          <table:table-cell table:style-name="Default"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LUC -&gt; T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111 -&gt; RFA3</text:p>
          </table:table-cell>
          <table:table-cell table:style-name="Default" office:value-type="string" calcext:value-type="string">
            <text:p>S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3 -&gt; RFD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IR[11 downto 9] -&gt; RFA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IR[8 downto 6] -&gt; RFA2</text:p>
          </table:table-cell>
          <table:table-cell table:style-name="Default" office:value-type="string" calcext:value-type="string">
            <text:p>S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1 -&gt; T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2 -&gt; T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1 -&gt; memA, ALUA</text:p>
          </table:table-cell>
          <table:table-cell table:style-name="Default" table:number-columns-repeated="2"/>
          <table:table-cell table:style-name="Default" office:value-type="string" calcext:value-type="string">
            <text:p>ALU will ADD if IR(counter) = 1, else do nothing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+1 -&gt; ALUB</text:p>
          </table:table-cell>
          <table:table-cell table:style-name="Default" office:value-type="string" calcext:value-type="string">
            <text:p>S17</text:p>
          </table:table-cell>
          <table:table-cell table:style-name="Default"/>
          <table:table-cell table:style-name="Default" office:value-type="string" calcext:value-type="string">
            <text:p>RF load = 1 if IR(counter) = 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LUC -&gt; T1</text:p>
          </table:table-cell>
          <table:table-cell table:style-name="Default" table:number-columns-repeated="2"/>
          <table:table-cell table:style-name="Default" office:value-type="string" calcext:value-type="string">
            <text:p>Counter is incremented and if counter = 8, next state is S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emD -&gt; RFD3</text:p>
          </table:table-cell>
          <table:table-cell table:style-name="Default" table:number-columns-repeated="2"/>
          <table:table-cell table:style-name="Default" office:value-type="string" calcext:value-type="string">
            <text:p>No flags are modified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m ra, imm</text:p>
          </table:table-cell>
          <table:table-cell table:style-name="Default" office:value-type="string" calcext:value-type="string">
            <text:p>111 -&gt; RFA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1 -&gt; MemA, T1</text:p>
          </table:table-cell>
          <table:table-cell table:style-name="Default" office:value-type="string" calcext:value-type="string">
            <text:p>S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emD -&gt; IR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1 -&gt; ALUA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+1 -&gt; ALUB</text:p>
          </table:table-cell>
          <table:table-cell table:style-name="Default" office:value-type="string" calcext:value-type="string">
            <text:p>S1</text:p>
          </table:table-cell>
          <table:table-cell table:style-name="Default"/>
          <table:table-cell table:style-name="Default"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LUC -&gt; T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111 -&gt; RFA3</text:p>
          </table:table-cell>
          <table:table-cell table:style-name="Default" office:value-type="string" calcext:value-type="string">
            <text:p>S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3 -&gt; RFD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IR[11 downto 9] -&gt; RFA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IR[8 downto 6] -&gt; RFA2</text:p>
          </table:table-cell>
          <table:table-cell table:style-name="Default" office:value-type="string" calcext:value-type="string">
            <text:p>S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1 -&gt; T1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2 -&gt; T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T1 -&gt; memA, ALUA</text:p>
          </table:table-cell>
          <table:table-cell table:style-name="Default" table:number-columns-repeated="2"/>
          <table:table-cell table:style-name="Default" office:value-type="string" calcext:value-type="string">
            <text:p>ALU will ADD if IR(counter) = 1, else do nothing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+1 -&gt; ALUB</text:p>
          </table:table-cell>
          <table:table-cell table:style-name="Default" table:number-columns-repeated="2"/>
          <table:table-cell table:style-name="Default" office:value-type="string" calcext:value-type="string">
            <text:p>RAM load = 1 if IR(counter) = 1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ALUC -&gt; T1</text:p>
          </table:table-cell>
          <table:table-cell table:style-name="Default" office:value-type="string" calcext:value-type="string">
            <text:p>S18</text:p>
          </table:table-cell>
          <table:table-cell table:style-name="Default"/>
          <table:table-cell table:style-name="Default" office:value-type="string" calcext:value-type="string">
            <text:p>Counter is incremented and if counter = 8, next state is S0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MemD -&gt; RFD3</text:p>
          </table:table-cell>
          <table:table-cell table:style-name="Default" table:number-columns-repeated="2"/>
          <table:table-cell table:style-name="Default" office:value-type="string" calcext:value-type="string">
            <text:p>No flags are modified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IR(counter) -&gt; RFA2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RFD2 -&gt; memD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q ra, rb, imm</text:p>
          </table:table-cell>
          <table:table-cell office:value-type="string" calcext:value-type="string">
            <text:p>111 -&gt; RFA1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4</text:p>
          </table:table-cell>
          <table:table-cell/>
          <table:table-cell office:value-type="string" calcext:value-type="string">
            <text:p>ALU will XOR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2"/>
          <table:table-cell office:value-type="string" calcext:value-type="string">
            <text:p>If Z=1, S16 -&gt; S4 else, S16 -&gt; S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6</text:p>
          </table:table-cell>
          <table:table-cell/>
          <table:table-cell office:value-type="string" calcext:value-type="string">
            <text:p>ALU wi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lr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alr ra, rb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office:value-type="string" calcext:value-type="string">
            <text:p>S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i ra, imm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office:value-type="string" calcext:value-type="string">
            <text:p>S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office:value-type="string" calcext:value-type="string">
            <text:p>S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style-name="Default"/>
          <table:table-cell/>
          <table:table-cell office:value-type="string" calcext:value-type="string">
            <text:p>ALU will ADD. No flags are modifi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office:value-type="string" calcext:value-type="string">
            <text:p>S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office:value-type="string" calcext:value-type="string">
            <text:p>S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inal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111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A, T1, 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I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1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11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 -&gt; T1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IR[5 downto 3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6] -&gt; RFA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2 -&gt; LS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IR[8 downto 6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9</text:p>
          </table:table-cell>
          <table:table-cell office:value-type="string" calcext:value-type="string">
            <text:p>IR[11 downto 9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0] -&gt; ZA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5 downto 0] -&gt; SE6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T3 -&gt; MemA,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mD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3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T3 -&gt; Me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Mem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IR[8 downto 6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1 -&gt; RFA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RFD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IR[11 downto 9] -&gt; RFA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FD1 -&gt; T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R[8 downto 0] -&gt; SE9 -&gt; T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T1 -&gt; ALU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2 -&gt; ALU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UC -&gt; T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7</text:p>
          </table:table-cell>
          <table:table-cell table:style-name="Default" office:value-type="string" calcext:value-type="string">
            <text:p>T1 -&gt; memA, ALUA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+1 -&gt; ALUB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ALUC -&gt; T1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MemD -&gt; RFD3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8</text:p>
          </table:table-cell>
          <table:table-cell table:style-name="Default" office:value-type="string" calcext:value-type="string">
            <text:p>T1 -&gt; memA, ALUA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+1 -&gt; ALUB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ALUC -&gt; T1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MemD -&gt; RFD3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CounterOut(2-0) -&gt; RFA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RFD2 -&gt; memD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style-name="Default" table:number-columns-repeated="5"/>
          <table:table-cell table:number-columns-repeated="1019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3:19:46.797811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4-27T11:10:55Z</meta:creation-date>
    <dc:date>2022-05-03T23:21:08.083565849</dc:date>
    <meta:editing-cycles>8</meta:editing-cycles>
    <meta:editing-duration>PT4H30M59S</meta:editing-duration>
    <meta:document-statistic meta:table-count="1" meta:cell-count="524" meta:object-count="0"/>
  </office:meta>
</office:document-meta>
</file>